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1.625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6.83cm"/>
    </style:style>
    <style:style style:name="co7" style:family="table-column">
      <style:table-column-properties fo:break-before="auto" style:column-width="11.402cm"/>
    </style:style>
    <style:style style:name="co8" style:family="table-column">
      <style:table-column-properties fo:break-before="auto" style:column-width="9.6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Reference(s)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ibPar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atasheet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3</text:p>
          </table:table-cell>
          <table:table-cell office:value-type="string">
            <text:p>C1, C7, C9</text:p>
          </table:table-cell>
          <table:table-cell office:value-type="string">
            <text:p>1u</text:p>
          </table:table-cell>
          <table:table-cell office:value-type="string">
            <text:p>Device:C</text:p>
          </table:table-cell>
          <table:table-cell office:value-type="string">
            <text:p>Capacitor_SMD:C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2</text:p>
          </table:table-cell>
          <table:table-cell office:value-type="string">
            <text:p>X</text:p>
          </table:table-cell>
          <table:table-cell office:value-type="string">
            <text:p>2</text:p>
          </table:table-cell>
          <table:table-cell office:value-type="string">
            <text:p>C2, C5</text:p>
          </table:table-cell>
          <table:table-cell office:value-type="string">
            <text:p>10u</text:p>
          </table:table-cell>
          <table:table-cell office:value-type="string">
            <text:p>Device:C</text:p>
          </table:table-cell>
          <table:table-cell office:value-type="string">
            <text:p>Capacitor_SMD:C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3</text:p>
          </table:table-cell>
          <table:table-cell office:value-type="string">
            <text:p>X</text:p>
          </table:table-cell>
          <table:table-cell office:value-type="string">
            <text:p>3</text:p>
          </table:table-cell>
          <table:table-cell office:value-type="string">
            <text:p>C3, C6, C8</text:p>
          </table:table-cell>
          <table:table-cell office:value-type="string">
            <text:p>100n</text:p>
          </table:table-cell>
          <table:table-cell office:value-type="string">
            <text:p>Device:C</text:p>
          </table:table-cell>
          <table:table-cell office:value-type="string">
            <text:p>Capacitor_SMD:C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4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100uF</text:p>
          </table:table-cell>
          <table:table-cell office:value-type="string">
            <text:p>Device:CP_Small</text:p>
          </table:table-cell>
          <table:table-cell office:value-type="string">
            <text:p>Capacitor_THT:CP_Radial_D7.5mm_P2.50mm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2"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D1</text:p>
          </table:table-cell>
          <table:table-cell office:value-type="string">
            <text:p>MMSZ5V6CF</text:p>
          </table:table-cell>
          <table:table-cell office:value-type="string">
            <text:p>Device:D_Zener</text:p>
          </table:table-cell>
          <table:table-cell office:value-type="string">
            <text:p>Diode_SMD:D_SOD-123F</text:p>
          </table:table-cell>
          <table:table-cell office:value-type="string">
            <text:p>http://www.onsemi.com/pub/Collateral/MMSZ36VCF-D.pdf</text:p>
          </table:table-cell>
          <table:table-cell table:number-columns-repeated="1016"/>
        </table:table-row>
        <table:table-row table:style-name="ro2">
          <table:table-cell office:value-type="string">
            <text:p>6</text:p>
          </table:table-cell>
          <table:table-cell/>
          <table:table-cell office:value-type="string">
            <text:p>1</text:p>
          </table:table-cell>
          <table:table-cell office:value-type="string">
            <text:p>D2</text:p>
          </table:table-cell>
          <table:table-cell office:value-type="string">
            <text:p>ESDZL5-1F4</text:p>
          </table:table-cell>
          <table:table-cell office:value-type="string">
            <text:p>Device:D_TVS</text:p>
          </table:table-cell>
          <table:table-cell office:value-type="string">
            <text:p>Diode_SMD:D_SOD-323_HandSoldering</text:p>
          </table:table-cell>
          <table:table-cell office:value-type="string">
            <text:p>https://www.st.com/resource/en/datasheet/esdzl5-1f4.pdf</text:p>
          </table:table-cell>
          <table:table-cell table:number-columns-repeated="1016"/>
        </table:table-row>
        <table:table-row table:style-name="ro1">
          <table:table-cell office:value-type="string">
            <text:p>7</text:p>
          </table:table-cell>
          <table:table-cell office:value-type="string">
            <text:p>X</text:p>
          </table:table-cell>
          <table:table-cell office:value-type="string">
            <text:p>3</text:p>
          </table:table-cell>
          <table:table-cell office:value-type="string">
            <text:p>D3, D4, D5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  <table:table-cell office:value-type="string">
            <text:p>LED_SMD:LED_1210_3225Metric_Pad1.42x2.6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8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Connector:Screw_Terminal_01x06</text:p>
          </table:table-cell>
          <table:table-cell office:value-type="string">
            <text:p>Connector_Phoenix_MSTB:PhoenixContact_MSTBVA_2,5_6-G-5,08_1x06_P5.08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9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2</text:p>
          </table:table-cell>
          <table:table-cell office:value-type="string">
            <text:p>LED-out</text:p>
          </table:table-cell>
          <table:table-cell office:value-type="string">
            <text:p>Connector:Screw_Terminal_01x06</text:p>
          </table:table-cell>
          <table:table-cell office:value-type="string">
            <text:p>Connector_Phoenix_MSTB:PhoenixContact_MSTBVA_2,5_6-G-5,08_1x06_P5.08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3</text:p>
          </table:table-cell>
          <table:table-cell office:value-type="string">
            <text:p>Prog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4</text:p>
          </table:table-cell>
          <table:table-cell office:value-type="string">
            <text:p>3.3V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2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5</text:p>
          </table:table-cell>
          <table:table-cell office:value-type="string">
            <text:p>NextionDisplay</text:p>
          </table:table-cell>
          <table:table-cell office:value-type="string">
            <text:p>Connector:Conn_01x04_Male</text:p>
          </table:table-cell>
          <table:table-cell office:value-type="string">
            <text:p>Connector_PinHeader_2.54mm:PinHeader_1x04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3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6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Connector_USB:USB_Micro-B_Molex-105017-0001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4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7</text:p>
          </table:table-cell>
          <table:table-cell office:value-type="string">
            <text:p>AUX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5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P1</text:p>
          </table:table-cell>
          <table:table-cell office:value-type="string">
            <text:p>USB-5V</text:p>
          </table:table-cell>
          <table:table-cell office:value-type="string">
            <text:p>Device:Jumper_NO_Small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6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JP2</text:p>
          </table:table-cell>
          <table:table-cell office:value-type="string">
            <text:p>USB-GND</text:p>
          </table:table-cell>
          <table:table-cell office:value-type="string">
            <text:p>Device:Jumper_NO_Small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7</text:p>
          </table:table-cell>
          <table:table-cell office:value-type="string">
            <text:p>X</text:p>
          </table:table-cell>
          <table:table-cell office:value-type="string">
            <text:p>2</text:p>
          </table:table-cell>
          <table:table-cell office:value-type="string">
            <text:p>Q1, Q2</text:p>
          </table:table-cell>
          <table:table-cell office:value-type="string">
            <text:p>IRF3708</text:p>
          </table:table-cell>
          <table:table-cell office:value-type="string">
            <text:p>Transistor_FET:IRLZ44N</text:p>
          </table:table-cell>
          <table:table-cell office:value-type="string">
            <text:p>Package_TO_SOT_THT:TO-220-3_Vertical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8</text:p>
          </table:table-cell>
          <table:table-cell office:value-type="string">
            <text:p>X</text:p>
          </table:table-cell>
          <table:table-cell office:value-type="string">
            <text:p>3</text:p>
          </table:table-cell>
          <table:table-cell office:value-type="string">
            <text:p>R1, R10, R1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19</text:p>
          </table:table-cell>
          <table:table-cell office:value-type="string">
            <text:p>X</text:p>
          </table:table-cell>
          <table:table-cell office:value-type="string">
            <text:p>2</text:p>
          </table:table-cell>
          <table:table-cell office:value-type="string">
            <text:p>R2, R1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20</text:p>
          </table:table-cell>
          <table:table-cell office:value-type="string">
            <text:p>X</text:p>
          </table:table-cell>
          <table:table-cell office:value-type="string">
            <text:p>3</text:p>
          </table:table-cell>
          <table:table-cell office:value-type="string">
            <text:p>R3, R4, R25</text:p>
          </table:table-cell>
          <table:table-cell office:value-type="string">
            <text:p>220R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21</text:p>
          </table:table-cell>
          <table:table-cell office:value-type="string">
            <text:p>X</text:p>
          </table:table-cell>
          <table:table-cell office:value-type="string">
            <text:p>2</text:p>
          </table:table-cell>
          <table:table-cell office:value-type="string">
            <text:p>R5, R6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22</text:p>
          </table:table-cell>
          <table:table-cell office:value-type="string">
            <text:p>X</text:p>
          </table:table-cell>
          <table:table-cell office:value-type="string">
            <text:p>2</text:p>
          </table:table-cell>
          <table:table-cell office:value-type="string">
            <text:p>R7, R8</text:p>
          </table:table-cell>
          <table:table-cell office:value-type="string">
            <text:p>680R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23</text:p>
          </table:table-cell>
          <table:table-cell office:value-type="string">
            <text:p>X</text:p>
          </table:table-cell>
          <table:table-cell office:value-type="string">
            <text:p>2</text:p>
          </table:table-cell>
          <table:table-cell office:value-type="string">
            <text:p>R9, R1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24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SW1</text:p>
          </table:table-cell>
          <table:table-cell office:value-type="string">
            <text:p>Flash</text:p>
          </table:table-cell>
          <table:table-cell office:value-type="string">
            <text:p>Switch:SW_Push_Dual</text:p>
          </table:table-cell>
          <table:table-cell office:value-type="string">
            <text:p>w_switch:PCB_PUSH</text:p>
          </table:table-cell>
          <table:table-cell table:number-columns-repeated="1017"/>
        </table:table-row>
        <table:table-row table:style-name="ro1">
          <table:table-cell office:value-type="string">
            <text:p>25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SW2</text:p>
          </table:table-cell>
          <table:table-cell office:value-type="string">
            <text:p>Reset</text:p>
          </table:table-cell>
          <table:table-cell office:value-type="string">
            <text:p>Switch:SW_Push_Dual</text:p>
          </table:table-cell>
          <table:table-cell office:value-type="string">
            <text:p>w_switch:PCB_PUSH</text:p>
          </table:table-cell>
          <table:table-cell table:number-columns-repeated="1017"/>
        </table:table-row>
        <table:table-row table:style-name="ro1">
          <table:table-cell office:value-type="string">
            <text:p>26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SW3</text:p>
          </table:table-cell>
          <table:table-cell office:value-type="string">
            <text:p>Rotary_Encoder</text:p>
          </table:table-cell>
          <table:table-cell office:value-type="string">
            <text:p>Device:Rotary_Encoder_Switch</text:p>
          </table:table-cell>
          <table:table-cell office:value-type="string">
            <text:p>Rotary_Encoder:RotaryEncoder_Alps_EC11E-Switch_Vertical_H20mm</text:p>
          </table:table-cell>
          <table:table-cell office:value-type="string">
            <text:p>~</text:p>
          </table:table-cell>
          <table:table-cell table:number-columns-repeated="1016"/>
        </table:table-row>
        <table:table-row table:style-name="ro1">
          <table:table-cell office:value-type="string">
            <text:p>27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V70233</text:p>
          </table:table-cell>
          <table:table-cell office:value-type="string">
            <text:p>Regulator_Linear:TLV70233_SOT23-5</text:p>
          </table:table-cell>
          <table:table-cell office:value-type="string">
            <text:p>Package_TO_SOT_SMD:SOT-23-5</text:p>
          </table:table-cell>
          <table:table-cell office:value-type="string">
            <text:p>http://www.ti.com/lit/ds/symlink/tlv712.pdf</text:p>
          </table:table-cell>
          <table:table-cell table:number-columns-repeated="1016"/>
        </table:table-row>
        <table:table-row table:style-name="ro1">
          <table:table-cell office:value-type="string">
            <text:p>28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ESP-WROOM-32</text:p>
          </table:table-cell>
          <table:table-cell office:value-type="string">
            <text:p>ESP32-wroom:ESP-WROOM-32-module</text:p>
          </table:table-cell>
          <table:table-cell office:value-type="string">
            <text:p>ESP32-footprints:ESP32-WROOM</text:p>
          </table:table-cell>
          <table:table-cell office:value-type="string">
            <text:p>https://www.espressif.com/sites/default/files/documentation/esp32_datasheet_en.pdf</text:p>
          </table:table-cell>
          <table:table-cell table:number-columns-repeated="1016"/>
        </table:table-row>
        <table:table-row table:style-name="ro1">
          <table:table-cell office:value-type="string">
            <text:p>29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evelShifter</text:p>
          </table:table-cell>
          <table:table-cell office:value-type="string">
            <text:p>Level_Shifter_4x:LevelShifter</text:p>
          </table:table-cell>
          <table:table-cell office:value-type="string">
            <text:p>Package_DIP:DIP-12_W10.16mm_LongPads</text:p>
          </table:table-cell>
          <table:table-cell table:number-columns-repeated="1017"/>
        </table:table-row>
        <table:table-row table:style-name="ro1">
          <table:table-cell office:value-type="string">
            <text:p>3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BMP280</text:p>
          </table:table-cell>
          <table:table-cell office:value-type="string">
            <text:p>BMP280:BMP280</text:p>
          </table:table-cell>
          <table:table-cell office:value-type="string">
            <text:p>Connector_PinSocket_2.54mm:PinSocket_1x06_P2.54mm_Vertical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8.11.2018</text:date>, <text:time>19:19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19:19:15.62</dc:date>
    <dc:creator>Viktor Rees</dc:creator>
    <meta:generator>OpenOffice/4.1.5$Win32 OpenOffice.org_project/415m1$Build-9789</meta:generator>
    <meta:editing-duration>PT5H29M56S</meta:editing-duration>
    <meta:editing-cycles>4</meta:editing-cycles>
    <meta:document-statistic meta:table-count="1" meta:cell-count="242" meta:object-count="0"/>
  </office:meta>
</office:document-meta>
</file>